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791bb" officeooo:paragraph-rsid="003791bb"/>
    </style:style>
    <style:style style:name="P2" style:family="paragraph" style:parent-style-name="Кто-Кому">
      <style:text-properties officeooo:rsid="0031cdd5" officeooo:paragraph-rsid="0031cdd5"/>
    </style:style>
    <style:style style:name="P3" style:family="paragraph" style:parent-style-name="Кто-Кому">
      <style:text-properties officeooo:rsid="0031cdd5" officeooo:paragraph-rsid="00377576"/>
    </style:style>
    <style:style style:name="P4" style:family="paragraph" style:parent-style-name="Text_20_body">
      <style:text-properties officeooo:rsid="0038a449" officeooo:paragraph-rsid="0038a449"/>
    </style:style>
    <style:style style:name="P5" style:family="paragraph" style:parent-style-name="Тема">
      <style:text-properties officeooo:rsid="0038a449" officeooo:paragraph-rsid="0038a449"/>
    </style:style>
    <style:style style:name="P6" style:family="paragraph" style:parent-style-name="Standard">
      <style:text-properties officeooo:rsid="0038a449" officeooo:paragraph-rsid="00472eec"/>
    </style:style>
    <style:style style:name="P7" style:family="paragraph" style:parent-style-name="Standard">
      <style:text-properties officeooo:rsid="0038a449" officeooo:paragraph-rsid="0048f754"/>
    </style:style>
    <style:style style:name="P8" style:family="paragraph" style:parent-style-name="Text_20_body">
      <style:text-properties officeooo:rsid="0038a449" officeooo:paragraph-rsid="003f0fd6"/>
    </style:style>
    <style:style style:name="P9" style:family="paragraph" style:parent-style-name="Text_20_body">
      <style:text-properties officeooo:rsid="0038a449" officeooo:paragraph-rsid="00455e65"/>
    </style:style>
    <style:style style:name="P10" style:family="paragraph" style:parent-style-name="Место_20_и_20_год_20_выполнения">
      <style:text-properties officeooo:rsid="00377576" officeooo:paragraph-rsid="00377576"/>
    </style:style>
    <style:style style:name="P11" style:family="paragraph" style:parent-style-name="Кто-Кому">
      <style:text-properties officeooo:rsid="00377576" officeooo:paragraph-rsid="00377576"/>
    </style:style>
    <style:style style:name="P12" style:family="paragraph" style:parent-style-name="Титульник">
      <style:text-properties officeooo:rsid="00377576" officeooo:paragraph-rsid="00377576"/>
    </style:style>
    <style:style style:name="P1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6" style:family="paragraph" style:parent-style-name="Вид_20_работы">
      <style:paragraph-properties style:writing-mode="lr-tb"/>
      <style:text-properties officeooo:paragraph-rsid="00353a10"/>
    </style:style>
    <style:style style:name="P17" style:family="paragraph" style:parent-style-name="Кафедра">
      <style:text-properties officeooo:paragraph-rsid="003705e2"/>
    </style:style>
    <style:style style:name="P18" style:family="paragraph" style:parent-style-name="Кто-Кому">
      <style:text-properties officeooo:rsid="00353a10" officeooo:paragraph-rsid="00353a10"/>
    </style:style>
    <style:style style:name="P19" style:family="paragraph" style:parent-style-name="Тема">
      <style:text-properties officeooo:rsid="00353a10" officeooo:paragraph-rsid="00353a10"/>
    </style:style>
    <style:style style:name="P20" style:family="paragraph" style:parent-style-name="МинОбр">
      <style:text-properties officeooo:rsid="003705e2" officeooo:paragraph-rsid="003705e2"/>
    </style:style>
    <style:style style:name="P21" style:family="paragraph" style:parent-style-name="Кафедра">
      <style:text-properties officeooo:rsid="003705e2" officeooo:paragraph-rsid="003705e2"/>
    </style:style>
    <style:style style:name="P22" style:family="paragraph" style:parent-style-name="МинОбр">
      <style:paragraph-properties fo:break-before="page"/>
      <style:text-properties officeooo:rsid="003705e2" officeooo:paragraph-rsid="003705e2"/>
    </style:style>
    <style:style style:name="P23" style:family="paragraph" style:parent-style-name="Титульник">
      <style:text-properties officeooo:rsid="00364ddf" officeooo:paragraph-rsid="00364ddf"/>
    </style:style>
    <style:style style:name="P24" style:family="paragraph" style:parent-style-name="Вид_20_работы">
      <style:paragraph-properties style:writing-mode="lr-tb"/>
      <style:text-properties officeooo:rsid="00311dad" officeooo:paragraph-rsid="00353a10"/>
    </style:style>
    <style:style style:name="P25" style:family="paragraph" style:parent-style-name="Text_20_body">
      <style:text-properties officeooo:paragraph-rsid="003cd81c"/>
    </style:style>
    <style:style style:name="P26" style:family="paragraph" style:parent-style-name="Text_20_body">
      <style:text-properties officeooo:paragraph-rsid="0040653a"/>
    </style:style>
    <style:style style:name="P27" style:family="paragraph" style:parent-style-name="МинОбр" style:master-page-name="First_20_Page">
      <style:paragraph-properties style:page-number="auto"/>
    </style:style>
    <style:style style:name="P28" style:family="paragraph" style:parent-style-name="Heading_20_1">
      <style:text-properties officeooo:rsid="003791bb" officeooo:paragraph-rsid="003791bb"/>
    </style:style>
    <style:style style:name="P29" style:family="paragraph" style:parent-style-name="Heading_20_2">
      <style:text-properties officeooo:rsid="003791bb" officeooo:paragraph-rsid="003791bb"/>
    </style:style>
    <style:style style:name="P30" style:family="paragraph" style:parent-style-name="Heading_20_3">
      <style:text-properties officeooo:rsid="003791bb" officeooo:paragraph-rsid="003791bb"/>
    </style:style>
    <style:style style:name="P31" style:family="paragraph" style:parent-style-name="List" style:list-style-name="L1">
      <style:text-properties officeooo:rsid="0038a449" officeooo:paragraph-rsid="0038a449"/>
    </style:style>
    <style:style style:name="P32" style:family="paragraph" style:parent-style-name="Standard" style:list-style-name="L9">
      <style:text-properties officeooo:rsid="0038a449" officeooo:paragraph-rsid="0048f754"/>
    </style:style>
    <style:style style:name="P33" style:family="paragraph" style:parent-style-name="Standard" style:list-style-name="L9">
      <style:text-properties officeooo:rsid="0048f754" officeooo:paragraph-rsid="0048f754"/>
    </style:style>
    <style:style style:name="P34" style:family="paragraph" style:parent-style-name="Text_20_body" style:list-style-name="L2">
      <style:text-properties officeooo:rsid="0038a449" officeooo:paragraph-rsid="003d2103"/>
    </style:style>
    <style:style style:name="P35" style:family="paragraph" style:parent-style-name="Text_20_body" style:list-style-name="L7">
      <style:text-properties officeooo:rsid="0038a449" officeooo:paragraph-rsid="0038a449"/>
    </style:style>
    <style:style style:name="P36" style:family="paragraph" style:parent-style-name="Text_20_body" style:list-style-name="L8">
      <style:text-properties officeooo:rsid="0038a449" officeooo:paragraph-rsid="0038a449"/>
    </style:style>
    <style:style style:name="P37" style:family="paragraph" style:parent-style-name="Text_20_body" style:list-style-name="L9">
      <style:text-properties officeooo:rsid="0038a449" officeooo:paragraph-rsid="0038a449"/>
    </style:style>
    <style:style style:name="P38" style:family="paragraph" style:parent-style-name="Text_20_body">
      <style:text-properties officeooo:rsid="0038a449" officeooo:paragraph-rsid="004d1ba5"/>
    </style:style>
    <style:style style:name="P39" style:family="paragraph" style:parent-style-name="Text_20_body" style:list-style-name="L2">
      <style:text-properties officeooo:rsid="003d2103" officeooo:paragraph-rsid="003d2103"/>
    </style:style>
    <style:style style:name="P40" style:family="paragraph" style:parent-style-name="Text_20_body" style:list-style-name="L2">
      <style:text-properties officeooo:rsid="003f0fd6" officeooo:paragraph-rsid="003f0fd6"/>
    </style:style>
    <style:style style:name="P41" style:family="paragraph" style:parent-style-name="Text_20_body" style:list-style-name="L3">
      <style:text-properties officeooo:rsid="0040653a" officeooo:paragraph-rsid="0040653a"/>
    </style:style>
    <style:style style:name="P42" style:family="paragraph" style:parent-style-name="Text_20_body" style:list-style-name="L4">
      <style:text-properties officeooo:rsid="0040653a" officeooo:paragraph-rsid="0040afcc"/>
    </style:style>
    <style:style style:name="P43" style:family="paragraph" style:parent-style-name="Text_20_body" style:list-style-name="L4">
      <style:text-properties officeooo:rsid="0040732c" officeooo:paragraph-rsid="0040afcc"/>
    </style:style>
    <style:style style:name="P44" style:family="paragraph" style:parent-style-name="Text_20_body" style:list-style-name="L4">
      <style:text-properties officeooo:rsid="0040afcc" officeooo:paragraph-rsid="0040afcc"/>
    </style:style>
    <style:style style:name="P45" style:family="paragraph" style:parent-style-name="Text_20_body" style:list-style-name="L3">
      <style:text-properties officeooo:rsid="0040afcc" officeooo:paragraph-rsid="0040653a"/>
    </style:style>
    <style:style style:name="P46" style:family="paragraph" style:parent-style-name="Text_20_body" style:list-style-name="L4">
      <style:text-properties officeooo:rsid="004276cd" officeooo:paragraph-rsid="004276cd"/>
    </style:style>
    <style:style style:name="P47" style:family="paragraph" style:parent-style-name="Text_20_body" style:list-style-name="L5">
      <style:text-properties officeooo:paragraph-rsid="0043b65a"/>
    </style:style>
    <style:style style:name="P48" style:family="paragraph" style:parent-style-name="Text_20_body" style:list-style-name="L6">
      <style:text-properties officeooo:paragraph-rsid="00458c49"/>
    </style:style>
    <style:style style:name="P49" style:family="paragraph" style:parent-style-name="Text_20_body" style:list-style-name="L6">
      <style:text-properties style:font-name="Times New Roman1" officeooo:rsid="00458c49" officeooo:paragraph-rsid="00458c49" style:font-name-asian="Times New Roman1" style:font-name-complex="Times New Roman1"/>
    </style:style>
    <style:style style:name="P50" style:family="paragraph" style:parent-style-name="Text_20_body" style:list-style-name="L10"/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11dad"/>
    </style:style>
    <style:style style:name="T4" style:family="text">
      <style:text-properties officeooo:rsid="0031cdd5"/>
    </style:style>
    <style:style style:name="T5" style:family="text">
      <style:text-properties officeooo:rsid="00353a10"/>
    </style:style>
    <style:style style:name="T6" style:family="text">
      <style:text-properties officeooo:rsid="00377576"/>
    </style:style>
    <style:style style:name="T7" style:family="text">
      <style:text-properties officeooo:rsid="0038a449"/>
    </style:style>
    <style:style style:name="T8" style:family="text">
      <style:text-properties officeooo:rsid="003cd81c"/>
    </style:style>
    <style:style style:name="T9" style:family="text">
      <style:text-properties officeooo:rsid="003d210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276cd" style:font-style-asian="italic" style:font-style-complex="italic"/>
    </style:style>
    <style:style style:name="T12" style:family="text">
      <style:text-properties fo:font-style="italic" officeooo:rsid="00473c80" style:font-style-asian="italic" style:font-style-complex="italic"/>
    </style:style>
    <style:style style:name="T13" style:family="text">
      <style:text-properties fo:font-style="normal" officeooo:rsid="004276cd" style:font-style-asian="normal" style:font-style-complex="normal"/>
    </style:style>
    <style:style style:name="T14" style:family="text">
      <style:text-properties fo:font-style="normal" officeooo:rsid="00473c80" style:font-style-asian="normal" style:font-style-complex="normal"/>
    </style:style>
    <style:style style:name="T15" style:family="text">
      <style:text-properties officeooo:rsid="003f0fd6"/>
    </style:style>
    <style:style style:name="T16" style:family="text">
      <style:text-properties officeooo:rsid="0040653a"/>
    </style:style>
    <style:style style:name="T17" style:family="text">
      <style:text-properties officeooo:rsid="0040732c"/>
    </style:style>
    <style:style style:name="T18" style:family="text">
      <style:text-properties officeooo:rsid="00455e65"/>
    </style:style>
    <style:style style:name="T19" style:family="text">
      <style:text-properties style:font-name="Times New Roman1" officeooo:rsid="00458c49" style:font-name-asian="Times New Roman1" style:font-name-complex="Times New Roman1"/>
    </style:style>
    <style:style style:name="T20" style:family="text">
      <style:text-properties officeooo:rsid="00472eec"/>
    </style:style>
    <style:style style:name="T21" style:family="text">
      <style:text-properties officeooo:rsid="004abf40"/>
    </style:style>
    <style:style style:name="T22" style:family="text">
      <style:text-properties officeooo:rsid="004b1020"/>
    </style:style>
    <style:style style:name="T23" style:family="text">
      <style:text-properties officeooo:rsid="004c51e3"/>
    </style:style>
    <style:style style:name="T24" style:family="text">
      <style:text-properties officeooo:rsid="004d1ba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margin-left="1.251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0.229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095cm" fo:margin-left="1.905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-1.041cm" fo:margin-left="2.54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-1.676cm" fo:margin-left="3.175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-2.311cm" fo:margin-left="3.81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-2.946cm" fo:margin-left="4.445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-3.581cm" fo:margin-left="5.08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-4.216cm" fo:margin-left="5.715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-4.851cm" fo:margin-left="6.35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-5.486cm" fo:margin-left="6.985cm"/>
        </style:list-level-properties>
        <style:text-properties style:font-name="Times New Roman1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095cm" fo:margin-left="1.905cm"/>
        </style:list-level-properties>
        <style:text-properties style:font-name="Times New Roman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095cm" fo:margin-left="1.905cm"/>
        </style:list-level-properties>
        <style:text-properties style:font-name="Times New Roman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095cm" fo:margin-left="1.905cm"/>
        </style:list-level-properties>
        <style:text-properties style:font-name="Times New Roman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0.229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0.229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0.229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27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 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P19">Техническое задание</text:p>
      <text:p text:style-name="Титульник"/>
      <text:p text:style-name="Титульник"/>
      <text:p text:style-name="P16">Отчёт по лабораторной работе №<text:span text:style-name="T5">1</text:span><text:span text:style-name="T3"><text:line-break/>по дисциплине «Основы разработки </text:span></text:p>
      <text:p text:style-name="P24">программного обеспечения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5">431-3</text:span></text:p>
      <text:p text:style-name="P2">_______ <text:span text:style-name="T5">А</text:span>.<text:span text:style-name="T5">В</text:span>. <text:span text:style-name="T5">Гурулёв</text:span></text:p>
      <text:p text:style-name="P2">«__» _________ 20<text:span text:style-name="T5">24</text:span></text:p>
      <text:p text:style-name="P2"/>
      <text:p text:style-name="P2">Проверил</text:p>
      <text:p text:style-name="P18">доцент каф. АСУ, к.т.н.</text:p>
      <text:p text:style-name="P2">_______ <text:span text:style-name="T5">А</text:span>.<text:span text:style-name="T5">К</text:span>. <text:span text:style-name="T5">Лукьянов</text:span></text:p>
      <text:p text:style-name="P2">«__» _________ 20<text:span text:style-name="T5">24</text:span></text:p>
      <text:p text:style-name="Титульник"/>
      <text:p text:style-name="Титульник"/>
      <text:p text:style-name="Титульник"/>
      <text:p text:style-name="P23"/>
      <text:p text:style-name="Титульник"><text:span text:style-name="T6">Томск</text:span> <text:span text:style-name="T4">20</text:span><text:span text:style-name="T5">24</text:span></text:p>
      <text:p text:style-name="P22">Министерство науки и высшего образования РФ</text:p>
      <text:p text:style-name="P20"/>
      <text:p text:style-name="P20"><text:s/>Федеральное государственное автоном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Титульник"/>
      <text:p text:style-name="P21">Факультет систем управления (ФСУ)</text:p>
      <text:p text:style-name="P21"/>
      <text:p text:style-name="P17">Кафедра автоматизированных систем управления (АСУ)</text:p>
      <text:p text:style-name="Титульник"/>
      <text:p text:style-name="P11">СОГЛАСОВАНО</text:p>
      <text:p text:style-name="P11">Доцент каф. АСУ, к.т.н.</text:p>
      <text:p text:style-name="P11">_______ А.К. Лукьянов</text:p>
      <text:p text:style-name="P11">«__» _________ 2024</text:p>
      <text:p text:style-name="Титульник"/>
      <text:p text:style-name="Титульник"/>
      <text:p text:style-name="P11">УТВЕРЖДАЮ</text:p>
      <text:p text:style-name="P11">ректор ТУСУР</text:p>
      <text:p text:style-name="P11">_______ В.М. Рулевский</text:p>
      <text:p text:style-name="P11">«__» _________ 2024</text:p>
      <text:p text:style-name="Титульник"/>
      <text:p text:style-name="P5">Программное обеспечение просмотра данных с радара, с возможностью фильтрации и классификации</text:p>
      <text:p text:style-name="Приписка_20_к_20_теме">Техническое задание</text:p>
      <text:p text:style-name="Титульник"/>
      <text:p text:style-name="P12">На <text:span text:style-name="T22">13</text:span> листах</text:p>
      <text:p text:style-name="P12"/>
      <text:p text:style-name="P11">Исполнитель</text:p>
      <text:p text:style-name="P11">Студент гр 431-3</text:p>
      <text:p text:style-name="P3">_______ <text:span text:style-name="T5">А</text:span>.<text:span text:style-name="T5">В</text:span>. <text:span text:style-name="T5">Гурулёв</text:span></text:p>
      <text:p text:style-name="P3">«__» _________ 20<text:span text:style-name="T5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10">Томск 2024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13"><text:a xlink:type="simple" xlink:href="#__RefHeading___Toc2739_3486885143" text:style-name="Index_20_Link" text:visited-style-name="Index_20_Link">1 Введение<text:tab/>4</text:a></text:p>
          <text:p text:style-name="P14"><text:a xlink:type="simple" xlink:href="#__RefHeading___Toc771_1436459180" text:style-name="Index_20_Link" text:visited-style-name="Index_20_Link">1.1 Наименование программы<text:tab/>4</text:a></text:p>
          <text:p text:style-name="P14"><text:a xlink:type="simple" xlink:href="#__RefHeading___Toc799_1436459180" text:style-name="Index_20_Link" text:visited-style-name="Index_20_Link">1.2 Область применения<text:tab/>4</text:a></text:p>
          <text:p text:style-name="P14"><text:a xlink:type="simple" xlink:href="#__RefHeading___Toc797_1436459180" text:style-name="Index_20_Link" text:visited-style-name="Index_20_Link">1.3 Объект, в котором используют программу<text:tab/>4</text:a></text:p>
          <text:p text:style-name="P13"><text:a xlink:type="simple" xlink:href="#__RefHeading___Toc27_3486885143" text:style-name="Index_20_Link" text:visited-style-name="Index_20_Link">2 Основание для разработки<text:tab/>5</text:a></text:p>
          <text:p text:style-name="P14"><text:a xlink:type="simple" xlink:href="#__RefHeading___Toc777_1436459180" text:style-name="Index_20_Link" text:visited-style-name="Index_20_Link">2.1 Документы, на основании которых ведётся проектирование<text:tab/>5</text:a></text:p>
          <text:p text:style-name="P14"><text:a xlink:type="simple" xlink:href="#__RefHeading___Toc775_1436459180" text:style-name="Index_20_Link" text:visited-style-name="Index_20_Link">2.2 Организация, утвердившая документ<text:tab/>5</text:a></text:p>
          <text:p text:style-name="P14"><text:a xlink:type="simple" xlink:href="#__RefHeading___Toc773_1436459180" text:style-name="Index_20_Link" text:visited-style-name="Index_20_Link">2.3 Шифр темы<text:tab/>5</text:a></text:p>
          <text:p text:style-name="P13"><text:a xlink:type="simple" xlink:href="#__RefHeading___Toc769_1436459180" text:style-name="Index_20_Link" text:visited-style-name="Index_20_Link">3 Назначение разработки<text:tab/>6</text:a></text:p>
          <text:p text:style-name="P13"><text:a xlink:type="simple" xlink:href="#__RefHeading___Toc767_1436459180" text:style-name="Index_20_Link" text:visited-style-name="Index_20_Link">4 Требования к программе<text:tab/>7</text:a></text:p>
          <text:p text:style-name="P14"><text:a xlink:type="simple" xlink:href="#__RefHeading___Toc791_1436459180" text:style-name="Index_20_Link" text:visited-style-name="Index_20_Link">4.1 Требования к функциональным характеристикам<text:tab/>7</text:a></text:p>
          <text:p text:style-name="P15"><text:a xlink:type="simple" xlink:href="#__RefHeading___Toc801_1436459180" text:style-name="Index_20_Link" text:visited-style-name="Index_20_Link">4.1.1 Требования к составу выполняемых функций<text:tab/>7</text:a></text:p>
          <text:p text:style-name="P15"><text:a xlink:type="simple" xlink:href="#__RefHeading___Toc805_1436459180" text:style-name="Index_20_Link" text:visited-style-name="Index_20_Link">4.1.2 Организация входных и выходных данных<text:tab/>8</text:a></text:p>
          <text:p text:style-name="P15"><text:a xlink:type="simple" xlink:href="#__RefHeading___Toc803_1436459180" text:style-name="Index_20_Link" text:visited-style-name="Index_20_Link">4.1.3 Временные характеристики<text:tab/>8</text:a></text:p>
          <text:p text:style-name="P14"><text:a xlink:type="simple" xlink:href="#__RefHeading___Toc789_1436459180" text:style-name="Index_20_Link" text:visited-style-name="Index_20_Link">4.2 Требования к надёжности<text:tab/>8</text:a></text:p>
          <text:p text:style-name="P14"><text:a xlink:type="simple" xlink:href="#__RefHeading___Toc787_1436459180" text:style-name="Index_20_Link" text:visited-style-name="Index_20_Link">4.3 Условия эксплуатации<text:tab/>9</text:a></text:p>
          <text:p text:style-name="P14"><text:a xlink:type="simple" xlink:href="#__RefHeading___Toc785_1436459180" text:style-name="Index_20_Link" text:visited-style-name="Index_20_Link">4.4 Требования к составу и параметрам технических средств<text:tab/>9</text:a></text:p>
          <text:p text:style-name="P14"><text:a xlink:type="simple" xlink:href="#__RefHeading___Toc783_1436459180" text:style-name="Index_20_Link" text:visited-style-name="Index_20_Link">4.5 Требования к информационной и программной совместимости<text:tab/>9</text:a></text:p>
          <text:p text:style-name="P14"><text:a xlink:type="simple" xlink:href="#__RefHeading___Toc781_1436459180" text:style-name="Index_20_Link" text:visited-style-name="Index_20_Link">4.6 Требования к маркировке и упаковке<text:tab/>9</text:a></text:p>
          <text:p text:style-name="P14"><text:a xlink:type="simple" xlink:href="#__RefHeading___Toc779_1436459180" text:style-name="Index_20_Link" text:visited-style-name="Index_20_Link">4.7 Требования к транспортированию и хранению<text:tab/>9</text:a></text:p>
          <text:p text:style-name="P13"><text:a xlink:type="simple" xlink:href="#__RefHeading___Toc765_1436459180" text:style-name="Index_20_Link" text:visited-style-name="Index_20_Link">5 Требования к программной документации<text:tab/>10</text:a></text:p>
          <text:p text:style-name="P13"><text:a xlink:type="simple" xlink:href="#__RefHeading___Toc763_1436459180" text:style-name="Index_20_Link" text:visited-style-name="Index_20_Link">6 Технико-экономические показатели<text:tab/>11</text:a></text:p>
          <text:p text:style-name="P13"><text:a xlink:type="simple" xlink:href="#__RefHeading___Toc761_1436459180" text:style-name="Index_20_Link" text:visited-style-name="Index_20_Link">7 Стадии и этапы разработки<text:tab/>12</text:a></text:p>
          <text:p text:style-name="P13"><text:a xlink:type="simple" xlink:href="#__RefHeading___Toc759_1436459180" text:style-name="Index_20_Link" text:visited-style-name="Index_20_Link">8 Порядок контроля и приёмки<text:tab/>14</text:a></text:p>
          <text:p text:style-name="P14"><text:a xlink:type="simple" xlink:href="#__RefHeading___Toc795_1436459180" text:style-name="Index_20_Link" text:visited-style-name="Index_20_Link">8.1 Виды испытаний<text:tab/>14</text:a></text:p>
          <text:p text:style-name="P14"><text:a xlink:type="simple" xlink:href="#__RefHeading___Toc793_1436459180" text:style-name="Index_20_Link" text:visited-style-name="Index_20_Link">8.2 Общие требования к приёмке работы<text:tab/>14</text:a></text:p>
        </text:index-body>
      </text:table-of-content>
      <text:h text:style-name="Heading_20_1" text:outline-level="1"><text:bookmark-start text:name="__RefHeading___Toc2739_3486885143"/>Введение<text:bookmark-end text:name="__RefHeading___Toc2739_3486885143"/></text:h>
      <text:h text:style-name="P29" text:outline-level="2"><text:bookmark-start text:name="__RefHeading___Toc771_1436459180"/>Наименование программы<text:bookmark-end text:name="__RefHeading___Toc771_1436459180"/></text:h>
      <text:p text:style-name="Text_20_body">Программное обеспечение <text:span text:style-name="T8">(ПО) просмотра данных с радара, с возможностью фильтрации и классификации. Данное ПО предназначено для визуализации треков, зафиксированных радаром, на основании записей работы станции. Также ПО должно предоставлять возможность классификации треков на ложные/истинные, как в ручном, так и в автоматическом режимах.</text:span></text:p>
      <text:h text:style-name="P29" text:outline-level="2"><text:bookmark-start text:name="__RefHeading___Toc799_1436459180"/>Область применения<text:bookmark-end text:name="__RefHeading___Toc799_1436459180"/></text:h>
      <text:p text:style-name="P4">Областью применения программного продукта является машинное обучение.</text:p>
      <text:h text:style-name="P29" text:outline-level="2"><text:bookmark-start text:name="__RefHeading___Toc797_1436459180"/>Объект, в котором используют программу<text:bookmark-end text:name="__RefHeading___Toc797_1436459180"/></text:h>
      <text:p text:style-name="P25"><text:span text:style-name="T8">ПО просмотра данных с радара предполагает использование на рабочих ПК сотрудников, работающих над машинном обучением. </text:span><text:span text:style-name="T15">р</text:span><text:span text:style-name="T8">абочих ПК сотрудников, </text:span><text:span text:style-name="T15">ведущих работу</text:span><text:span text:style-name="T8"> над </text:span><text:span text:style-name="T15">задачами</text:span><text:span text:style-name="T8"> машинн</text:span><text:span text:style-name="T15">ого</text:span><text:span text:style-name="T8"> обучени</text:span><text:span text:style-name="T15">я</text:span><text:span text:style-name="T8">.</text:span></text:p>
      <text:h text:style-name="P28" text:outline-level="1"><text:bookmark-start text:name="__RefHeading___Toc27_3486885143"/>Основание для разработки<text:bookmark-end text:name="__RefHeading___Toc27_3486885143"/></text:h>
      <text:h text:style-name="P29" text:outline-level="2"><text:bookmark-start text:name="__RefHeading___Toc777_1436459180"/>Документы, на основании которых ведётся проектирование<text:bookmark-end text:name="__RefHeading___Toc777_1436459180"/></text:h>
      <text:p text:style-name="P4">Основанием для разработки программного обеспечения просмотра данных с радара, с возможностью фильтрации и классификации, являются следующие документы и нормативные акты:</text:p>
      <text:list text:style-name="L1">
        <text:list-item>
          <text:p text:style-name="P31">Задача на платформе «<text:span text:style-name="T23">Yougile</text:span>»</text:p>
        </text:list-item>
      </text:list>
      <text:h text:style-name="Heading_20_2" text:outline-level="2"><text:bookmark-start text:name="__RefHeading___Toc775_1436459180"/>Организация, утвердившая документ<text:bookmark-end text:name="__RefHeading___Toc775_1436459180"/></text:h>
      <text:p text:style-name="P38">Наименование организации: Научно-производственный центр общество с ограниченной ответственностью «ЛЭМЗ-Т».</text:p>
      <text:p text:style-name="P38"><text:span text:style-name="T24">Дата утверждения: </text:span><text:span text:style-name="T23">03.09.2024.</text:span></text:p>
      <text:h text:style-name="Heading_20_2" text:outline-level="2"><text:bookmark-start text:name="__RefHeading___Toc773_1436459180"/>Шифр темы<text:bookmark-end text:name="__RefHeading___Toc773_1436459180"/></text:h>
      <text:p text:style-name="Text_20_body">АСЦУ-НС-<text:span text:style-name="T7">GUI</text:span></text:p>
      <text:h text:style-name="P28" text:outline-level="1"><text:bookmark-start text:name="__RefHeading___Toc769_1436459180"/>Назначение разработки<text:bookmark-end text:name="__RefHeading___Toc769_1436459180"/></text:h>
      <text:p text:style-name="P8">Разрабатываемое ПО предполагает использование на р<text:span text:style-name="T8">абочих ПК сотрудников, </text:span><text:span text:style-name="T15">ведущих работу</text:span><text:span text:style-name="T8"> над </text:span><text:span text:style-name="T15">задачами</text:span><text:span text:style-name="T8"> машинн</text:span><text:span text:style-name="T15">ого</text:span><text:span text:style-name="T8"> обучени</text:span><text:span text:style-name="T15">я</text:span><text:span text:style-name="T8">, для реализации задач разметки </text:span><text:span text:style-name="T9">и редактирования данных</text:span><text:span text:style-name="T8"> данных, а также для отладки работы моделей машинного обучения. Таким образом основными функциями являются:</text:span></text:p>
      <text:list text:style-name="L2">
        <text:list-item>
          <text:p text:style-name="P34">Отображение трека движения цели на радаре;</text:p>
        </text:list-item>
        <text:list-item>
          <text:p text:style-name="P39">Обеспечение возможности задать класс цели;</text:p>
        </text:list-item>
        <text:list-item>
          <text:p text:style-name="P40">Обеспечить возможность просмотра подробных данных для каждой отметки в треке;</text:p>
        </text:list-item>
        <text:list-item>
          <text:p text:style-name="P39">Обеспечение возможности подключения различных моделей машинного обучения для автоматической классификации;</text:p>
        </text:list-item>
        <text:list-item>
          <text:p text:style-name="P39">Обеспечение возможности применять фильтры для треков, по различным категориям;</text:p>
        </text:list-item>
        <text:list-item>
          <text:p text:style-name="P39">Обеспечение возможности удаления выделенных <text:span text:style-name="T15">отметок</text:span> из трека.</text:p>
        </text:list-item>
      </text:list>
      <text:h text:style-name="P28" text:outline-level="1"><text:bookmark-start text:name="__RefHeading___Toc767_1436459180"/>Требования к программе<text:bookmark-end text:name="__RefHeading___Toc767_1436459180"/></text:h>
      <text:h text:style-name="P29" text:outline-level="2"><text:bookmark-start text:name="__RefHeading___Toc791_1436459180"/>Требования к функциональным характеристикам<text:bookmark-end text:name="__RefHeading___Toc791_1436459180"/></text:h>
      <text:h text:style-name="P30" text:outline-level="3"><text:bookmark-start text:name="__RefHeading___Toc801_1436459180"/>Требования к составу выполняемых функций<text:bookmark-end text:name="__RefHeading___Toc801_1436459180"/></text:h>
      <text:p text:style-name="P26"><text:span text:style-name="T8">ПО просмотра данных с радара, с возможностью фильтрации и классификации </text:span><text:span text:style-name="T16">должно выполнять следующие функции:</text:span></text:p>
      <text:list xml:id="list1923457600" text:style-name="L3">
        <text:list-item>
          <text:p text:style-name="P41">Функции для работы с пользователем:</text:p>
        </text:list-item>
      </text:list>
      <text:list text:style-name="L4">
        <text:list-item>
          <text:list>
            <text:list-item>
              <text:p text:style-name="P42">выбор базы данных, с данными которой будет идти работа;</text:p>
            </text:list-item>
            <text:list-item>
              <text:p text:style-name="P42">авторизация в базе данных;</text:p>
            </text:list-item>
            <text:list-item>
              <text:p text:style-name="P42">выбор режима отображения (круговое, простое);</text:p>
            </text:list-item>
            <text:list-item>
              <text:p text:style-name="P42">отображение трека в двух проекциях (вид сверху, вид сбоку);</text:p>
            </text:list-item>
            <text:list-item>
              <text:p text:style-name="P42">отображение графика по изменению во времени каждой характеристики отметок трека;</text:p>
            </text:list-item>
            <text:list-item>
              <text:p text:style-name="P42">выделение отметок трека;</text:p>
            </text:list-item>
            <text:list-item>
              <text:p text:style-name="P42">разделение трека по выделенной отметке;</text:p>
            </text:list-item>
            <text:list-item>
              <text:p text:style-name="P42">удаление трека целиком;</text:p>
            </text:list-item>
            <text:list-item>
              <text:p text:style-name="P42">удаление выделенных отметок;</text:p>
            </text:list-item>
            <text:list-item>
              <text:p text:style-name="P42">просмотр данных выделенных отметок;</text:p>
            </text:list-item>
            <text:list-item>
              <text:p text:style-name="P42">присвоение класса <text:span text:style-name="T17">(ложный/истинный) отображаемому треку;</text:span></text:p>
            </text:list-item>
            <text:list-item>
              <text:p text:style-name="P42">подключение модуля классификации моделью машинного обучения;</text:p>
            </text:list-item>
            <text:list-item>
              <text:p text:style-name="P43">классификация отметок трека с помощью подключенного модуля классификации моделью машинного обучения;</text:p>
            </text:list-item>
            <text:list-item>
              <text:p text:style-name="P43">фильтрация треков по признакам типа цели, сигнатуры, класса, файла записи, количества отметок, типа радиолокационного комплекса (РЛК), номеру трека;</text:p>
            </text:list-item>
            <text:list-item>
              <text:p text:style-name="P44"><text:soft-page-break/>переход к треку по номеру трека в выборке <text:s/>по активным фильтрам;</text:p>
            </text:list-item>
            <text:list-item>
              <text:p text:style-name="P44">переход к треку по номеру трека в базе;</text:p>
            </text:list-item>
            <text:list-item>
              <text:p text:style-name="P46">фильтр треков по загруженному файлу лога процесса тестирования модели машинного обучения.</text:p>
            </text:list-item>
            <text:list-item>
              <text:p text:style-name="P44">выгрузка данных по активным фильтрам в файлы формата <text:span text:style-name="T10">.</text:span><text:span text:style-name="T11">csv</text:span><text:span text:style-name="T13"> для обучения, тестирования и объединенный.</text:span></text:p>
            </text:list-item>
          </text:list>
        </text:list-item>
      </text:list>
      <text:list text:continue-list="list1923457600" text:style-name="L3">
        <text:list-item>
          <text:p text:style-name="P45">Функции администрирования не предусмотрены.</text:p>
        </text:list-item>
      </text:list>
      <text:h text:style-name="P30" text:outline-level="3"><text:bookmark-start text:name="__RefHeading___Toc805_1436459180"/>Организация входных и выходных данных<text:bookmark-end text:name="__RefHeading___Toc805_1436459180"/></text:h>
      <text:list text:style-name="L5">
        <text:list-item>
          <text:p text:style-name="P47">Входные данные:</text:p>
          <text:list>
            <text:list-item>
              <text:p text:style-name="P47">записи треков. Организация поступления — запросы к базе данных.</text:p>
            </text:list-item>
          </text:list>
        </text:list-item>
        <text:list-item>
          <text:p text:style-name="P47">Выходные данные:</text:p>
          <text:list>
            <text:list-item>
              <text:p text:style-name="P47">Файлы формата .<text:span text:style-name="T18">csv для обучения, тестирования и объединенный. Организация получения — загрузка на устройство пользователя по требованию.</text:span></text:p>
            </text:list-item>
          </text:list>
        </text:list-item>
      </text:list>
      <text:h text:style-name="P30" text:outline-level="3"><text:bookmark-start text:name="__RefHeading___Toc803_1436459180"/>Временные характеристики<text:bookmark-end text:name="__RefHeading___Toc803_1436459180"/></text:h>
      <text:p text:style-name="P9">Работа функционала <text:span text:style-name="T17">классификация отметок трека с помощью подключенного модуля классификации моделью машинного обучения определяется сложностью модели.</text:span></text:p>
      <text:p text:style-name="P4">Работа функционала пользователя по выгрузке данных определяется количеством треков в выборке.</text:p>
      <text:h text:style-name="P29" text:outline-level="2"><text:bookmark-start text:name="__RefHeading___Toc789_1436459180"/>Требования к надёжности<text:bookmark-end text:name="__RefHeading___Toc789_1436459180"/></text:h>
      <text:list text:style-name="L6">
        <text:list-item>
          <text:p text:style-name="P48">с<text:span text:style-name="T19">истема не должна предоставлять доступ к данным записей, если пользователь не может авторизоваться в базе данных;</text:span></text:p>
        </text:list-item>
        <text:list-item>
          <text:p text:style-name="P49">система должна иметь режим работы без сохранения изменений;</text:p>
        </text:list-item>
        <text:list-item>
          <text:p text:style-name="P49">система не должна искажать правки данных пользователя;</text:p>
        </text:list-item>
        <text:list-item>
          <text:p text:style-name="P48"><text:soft-page-break/><text:span text:style-name="T19">система должна сменять отображение одного трека на следующий не более чем за секунду, в случаях когда следующий трек включает не более двух сотен отметок, в иной ситуации допустима задержка.</text:span></text:p>
        </text:list-item>
      </text:list>
      <text:h text:style-name="P29" text:outline-level="2"><text:bookmark-start text:name="__RefHeading___Toc787_1436459180"/>Условия эксплуатации<text:bookmark-end text:name="__RefHeading___Toc787_1436459180"/></text:h>
      <text:p text:style-name="P4">Условия эксплуатации для обеспечения заданных характеристик работы системы определяются условиями эксплуатации для рабочих ПК пользователей.</text:p>
      <text:h text:style-name="P29" text:outline-level="2"><text:bookmark-start text:name="__RefHeading___Toc785_1436459180"/>Требования к составу и параметрам технических средств<text:bookmark-end text:name="__RefHeading___Toc785_1436459180"/></text:h>
      <text:p text:style-name="P4">Требования не предъявляются.</text:p>
      <text:h text:style-name="P29" text:outline-level="2"><text:bookmark-start text:name="__RefHeading___Toc783_1436459180"/>Требования к информационной и программной совместимости<text:bookmark-end text:name="__RefHeading___Toc783_1436459180"/></text:h>
      <text:p text:style-name="P4">ПО разрабатывается с использованием языка программирования <text:span text:style-name="T20">Python и библиотек matplotlib, easygui, psycopg2.</text:span></text:p>
      <text:h text:style-name="P29" text:outline-level="2"><text:bookmark-start text:name="__RefHeading___Toc781_1436459180"/>Требования к маркировке и упаковке<text:bookmark-end text:name="__RefHeading___Toc781_1436459180"/></text:h>
      <text:p text:style-name="P4">Требования не предъявляются.</text:p>
      <text:h text:style-name="P29" text:outline-level="2"><text:bookmark-start text:name="__RefHeading___Toc779_1436459180"/>Требования к транспортированию и хранению<text:bookmark-end text:name="__RefHeading___Toc779_1436459180"/></text:h>
      <text:p text:style-name="P4">Требования не предъявляются.</text:p>
      <text:h text:style-name="P28" text:outline-level="1"><text:bookmark-start text:name="__RefHeading___Toc765_1436459180"/>Требования к программной документации<text:bookmark-end text:name="__RefHeading___Toc765_1436459180"/></text:h>
      <text:p text:style-name="P4">Предварительный состав программной документации:</text:p>
      <text:list text:style-name="L7">
        <text:list-item>
          <text:p text:style-name="P35">техническое задание (включает описание применения);</text:p>
        </text:list-item>
        <text:list-item>
          <text:p text:style-name="P35">спецификация требований;</text:p>
        </text:list-item>
        <text:list-item>
          <text:p text:style-name="P35">описание программы;</text:p>
        </text:list-item>
        <text:list-item>
          <text:p text:style-name="P35">руководство системного программиста;</text:p>
        </text:list-item>
        <text:list-item>
          <text:p text:style-name="P35">отчёт о тестировании.</text:p>
        </text:list-item>
      </text:list>
      <text:h text:style-name="P28" text:outline-level="1"><text:bookmark-start text:name="__RefHeading___Toc763_1436459180"/>Технико-экономические показатели<text:bookmark-end text:name="__RefHeading___Toc763_1436459180"/></text:h>
      <text:p text:style-name="P4">Программное обеспечение просмотра данных с радара, с возможностью фильтрации и классификации будет использоваться командой при разработке и улучшений моделей машинного обучения, в связи с этим потребность — высокая.</text:p>
      <text:p text:style-name="P4">Зарубежных и отечественных аналогов систем с покрывающим все нужды функционалом нет.</text:p>
      <text:p text:style-name="P6">Ориентировочная экономическая эффективность не рассчитывается.</text:p>
      <text:h text:style-name="P28" text:outline-level="1"><text:bookmark-start text:name="__RefHeading___Toc761_1436459180"/>Стадии и этапы разработки<text:bookmark-end text:name="__RefHeading___Toc761_1436459180"/></text:h>
      <text:p text:style-name="P4">Разработка должна быть проведена в три стадии:</text:p>
      <text:list text:style-name="L8">
        <text:list-item>
          <text:p text:style-name="P36">Техническое задание.</text:p>
        </text:list-item>
        <text:list-item>
          <text:p text:style-name="P36">Технический (и рабочий) проект.</text:p>
        </text:list-item>
        <text:list-item>
          <text:p text:style-name="P36">Внедрение.</text:p>
        </text:list-item>
      </text:list>
      <text:p text:style-name="P4">На стадии «Техническое задание» должен быть выполнен этап разработки, согласования и утверждения настоящего технического задания.</text:p>
      <text:p text:style-name="P4">На стадии «Технический (и рабочий) проект» должны быть выполнены перечисленные ниже этапы работ:</text:p>
      <text:list text:style-name="L9">
        <text:list-item>
          <text:p text:style-name="P37">разработка программы;</text:p>
        </text:list-item>
        <text:list-item>
          <text:p text:style-name="P37">разработка программной документации;</text:p>
        </text:list-item>
        <text:list-item>
          <text:p text:style-name="P37">испытания программы.</text:p>
        </text:list-item>
      </text:list>
      <text:p text:style-name="Text_20_body">На стадии «Внедрение» должен быть выполнен этап разработки «Подготовка и передача программы».</text:p>
      <text:p text:style-name="Text_20_body">Содержание работ по этапам:</text:p>
      <text:p text:style-name="Text_20_body">На этапе разработки технического задания должны быть выполнены перечисленные ниже работы:</text:p>
      <text:list text:continue-numbering="true" text:style-name="L9">
        <text:list-item>
          <text:p text:style-name="P32">постановка задачи;</text:p>
        </text:list-item>
        <text:list-item>
          <text:p text:style-name="P32">определение и уточнение требований к техническим средствам;</text:p>
        </text:list-item>
        <text:list-item>
          <text:p text:style-name="P32">определение требований к программе;</text:p>
        </text:list-item>
        <text:list-item>
          <text:p text:style-name="P32">определение стадий, этапов и сроков разработки программы и документации на нее;</text:p>
        </text:list-item>
        <text:list-item>
          <text:p text:style-name="P32">согласование и утверждение технического задания.</text:p>
        </text:list-item>
      </text:list>
      <text:p text:style-name="P7">На этапе разработки программы должна быть выполнена работа по программированию (кодированию) и отладке программы.</text:p>
      <text:p text:style-name="P7">На этапе разработки программной документации должна быть выполнена разработка программных документов в соответствии с требованиями ГОСТ 19.101-77.</text:p>
      <text:p text:style-name="P7"><text:soft-page-break/>На этапе испытаний программы должны быть выполнены перечисленные ниже виды работ:</text:p>
      <text:list text:continue-numbering="true" text:style-name="L9">
        <text:list-item>
          <text:p text:style-name="P33">разработка, согласование и утверждение порядка и методики испытаний;</text:p>
        </text:list-item>
        <text:list-item>
          <text:p text:style-name="P33">проведение приемо-сдаточных испытаний;</text:p>
        </text:list-item>
        <text:list-item>
          <text:p text:style-name="P33">корректировка программы и программной документации по результатам испытаний.</text:p>
        </text:list-item>
      </text:list>
      <text:p text:style-name="P7">На этапе подготовки и передачи программы должна быть выполнена работа по подготовке и передаче программы и программной документации в эксплуатацию на объектах заказчика.</text:p>
      <text:h text:style-name="P28" text:outline-level="1"><text:bookmark-start text:name="__RefHeading___Toc759_1436459180"/>Порядок контроля и приёмки<text:bookmark-end text:name="__RefHeading___Toc759_1436459180"/></text:h>
      <text:p text:style-name="Text_20_body">Исполнитель должен предоставить следующий комплект поставки при сдаче проекта:</text:p>
      <text:list text:style-name="L10">
        <text:list-item>
          <text:p text:style-name="P50">техническое задание;</text:p>
        </text:list-item>
        <text:list-item>
          <text:p text:style-name="P50">исходный код системы;</text:p>
        </text:list-item>
        <text:list-item>
          <text:p text:style-name="P50">исполняемые модули системы;</text:p>
        </text:list-item>
        <text:list-item>
          <text:p text:style-name="P50">тестовые сценарии;</text:p>
        </text:list-item>
        <text:list-item>
          <text:p text:style-name="P50">пользовательскую документацию.</text:p>
        </text:list-item>
      </text:list>
      <text:h text:style-name="P29" text:outline-level="2"><text:bookmark-start text:name="__RefHeading___Toc795_1436459180"/>Виды испытаний<text:bookmark-end text:name="__RefHeading___Toc795_1436459180"/></text:h>
      <text:p text:style-name="P4">Испытание работоспособности продукта будет проходить в три этапа.</text:p>
      <text:p text:style-name="P4">На первом этапе проверяется базовый функционал по просмотру, редактированию и разметке треков из базы с различными сценариями применения фильтров.</text:p>
      <text:p text:style-name="P4">На втором этапе проверяется работа с различными модулями машинного обучения.</text:p>
      <text:p text:style-name="P4">На третьем этапе проверяется работа выгрузки данных в файлы <text:span text:style-name="T10">.</text:span><text:span text:style-name="T12">csv</text:span><text:span text:style-name="T14"> с различными сценариями сценариями применения фильтров.</text:span></text:p>
      <text:h text:style-name="P29" text:outline-level="2"><text:bookmark-start text:name="__RefHeading___Toc793_1436459180"/>Общие требования к приёмке работы<text:bookmark-end text:name="__RefHeading___Toc793_1436459180"/></text:h>
      <text:p text:style-name="Text_20_body">Приемо-сдаточные испытания должны проводиться по каждому этапу отдельно на рабочих ПК сотрудников.</text:p>
      <text:p text:style-name="Text_20_body">Ход проведения приемо-сдаточных испытаний сотрудники документируют в протоколе проведения испытаний.</text:p>
      <text:p text:style-name="Text_20_body">На основании Протокола проведения испытаний Исполнитель совместно с Заказчиком подписывает Акт приемки-сдачи программы в эксплуатаци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2" fo:font-family="'Times New Roman'" style:font-style-name="Обычный" style:font-family-generic="roman" style:font-pitch="variable" fo:font-size="14pt" style:font-name-asian="Times New Roman2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normal" fo:text-transform="none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 fo:font-weight="bold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Приписка_20_к_20_теме" style:display-name="Приписка к теме" style:family="paragraph" style:parent-style-name="Тема">
      <style:text-properties fo:font-variant="normal" fo:text-transform="none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791bb" officeooo:paragraph-rsid="003791b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14</text:page-number><text:bookmark-end text:name="PageNumWizard_FOOTER_Базовый3"/></text:p>
      </style:footer>
    </style:master-page>
    <style:master-page style:name="First_20_Page" style:display-name="First Page" style:page-layout-name="Mpm2" draw:style-name="Mdp2" style:next-style-name="Второй_20_титульник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  <style:master-page style:name="Второй_20_титульник" style:display-name="Второй титульник" style:page-layout-name="Mpm10" draw:style-name="Mdp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10-29T22:31:19.177908974</dc:date>
    <meta:editing-duration>PT5H22M5S</meta:editing-duration>
    <meta:editing-cycles>16</meta:editing-cycles>
    <meta:print-date>2024-09-17T22:03:04.330054137</meta:print-date>
    <meta:printed-by>Файлы PDF</meta:printed-by>
    <meta:document-statistic meta:table-count="0" meta:image-count="0" meta:object-count="0" meta:page-count="14" meta:paragraph-count="186" meta:word-count="1332" meta:character-count="10143" meta:non-whitespace-character-count="9073"/>
  </office:meta>
</office:document-meta>
</file>